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2.152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sort" table:style-name="ta1">
        <table:shapes>
          <draw:frame draw:z-index="0" draw:style-name="gr1" draw:text-style-name="P1" svg:width="16.006cm" svg:height="9.006cm" svg:x="15.862cm" svg:y="3.337cm">
            <draw:object draw:notify-on-update-of-ranges="mergesort.A2:mergesort.A11 mergesort.B1:mergesort.B1 mergesort.B2:mergesort.B11 mergesort.A2:mergesort.A11 mergesort.D1:mergesort.D1 mergesort.D2:mergesort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Tam. Caso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663" calcext:value-type="float">
            <text:p>4663</text:p>
          </table:table-cell>
          <table:table-cell table:formula="of:=[.B2]/([.A2]*LOG([.A2]))" office:value-type="float" office:value="0.116575" calcext:value-type="float">
            <text:p>0,116575</text:p>
          </table:table-cell>
          <table:table-cell table:formula="of:=[.A2]*LOG([.A2]) * [.C$13]" office:value-type="float" office:value="4654.79155888187" calcext:value-type="float">
            <text:p>4654,7915588818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813" calcext:value-type="float">
            <text:p>9813</text:p>
          </table:table-cell>
          <table:table-cell table:formula="of:=[.B3]/([.A3]*LOG([.A3]))" office:value-type="float" office:value="0.114077325778858" calcext:value-type="float">
            <text:p>0,114077325778858</text:p>
          </table:table-cell>
          <table:table-cell table:formula="of:=[.A3]*LOG([.A3]) * [.C$13]" office:value-type="float" office:value="10010.1990591572" calcext:value-type="float">
            <text:p>10010,199059157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423" calcext:value-type="float">
            <text:p>15423</text:p>
          </table:table-cell>
          <table:table-cell table:formula="of:=[.B4]/([.A4]*LOG([.A4]))" office:value-type="float" office:value="0.114828250286509" calcext:value-type="float">
            <text:p>0,114828250286509</text:p>
          </table:table-cell>
          <table:table-cell table:formula="of:=[.A4]*LOG([.A4]) * [.C$13]" office:value-type="float" office:value="15630.0496684198" calcext:value-type="float">
            <text:p>15630,049668419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1113" calcext:value-type="float">
            <text:p>21113</text:p>
          </table:table-cell>
          <table:table-cell table:formula="of:=[.B5]/([.A5]*LOG([.A5]))" office:value-type="float" office:value="0.114693202825392" calcext:value-type="float">
            <text:p>0,114693202825392</text:p>
          </table:table-cell>
          <table:table-cell table:formula="of:=[.A5]*LOG([.A5]) * [.C$13]" office:value-type="float" office:value="21421.6300011014" calcext:value-type="float">
            <text:p>21421,630001101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7071" calcext:value-type="float">
            <text:p>27071</text:p>
          </table:table-cell>
          <table:table-cell table:formula="of:=[.B6]/([.A6]*LOG([.A6]))" office:value-type="float" office:value="0.115220995133061" calcext:value-type="float">
            <text:p>0,115220995133061</text:p>
          </table:table-cell>
          <table:table-cell table:formula="of:=[.A6]*LOG([.A6]) * [.C$13]" office:value-type="float" office:value="27340.907389528" calcext:value-type="float">
            <text:p>27340,90738952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3491" calcext:value-type="float">
            <text:p>33491</text:p>
          </table:table-cell>
          <table:table-cell table:formula="of:=[.B7]/([.A7]*LOG([.A7]))" office:value-type="float" office:value="0.116819938106504" calcext:value-type="float">
            <text:p>0,116819938106504</text:p>
          </table:table-cell>
          <table:table-cell table:formula="of:=[.A7]*LOG([.A7]) * [.C$13]" office:value-type="float" office:value="33361.94716102" calcext:value-type="float">
            <text:p>33361,9471610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9960" calcext:value-type="float">
            <text:p>39960</text:p>
          </table:table-cell>
          <table:table-cell table:formula="of:=[.B8]/([.A8]*LOG([.A8]))" office:value-type="float" office:value="0.117821587539117" calcext:value-type="float">
            <text:p>0,117821587539117</text:p>
          </table:table-cell>
          <table:table-cell table:formula="of:=[.A8]*LOG([.A8]) * [.C$13]" office:value-type="float" office:value="39467.6125525736" calcext:value-type="float">
            <text:p>39467,612552573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5601" calcext:value-type="float">
            <text:p>45601</text:p>
          </table:table-cell>
          <table:table-cell table:formula="of:=[.B9]/([.A9]*LOG([.A9]))" office:value-type="float" office:value="0.11625576962941" calcext:value-type="float">
            <text:p>0,11625576962941</text:p>
          </table:table-cell>
          <table:table-cell table:formula="of:=[.A9]*LOG([.A9]) * [.C$13]" office:value-type="float" office:value="45645.7237677767" calcext:value-type="float">
            <text:p>45645,723767776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1691" calcext:value-type="float">
            <text:p>51691</text:p>
          </table:table-cell>
          <table:table-cell table:formula="of:=[.B10]/([.A10]*LOG([.A10]))" office:value-type="float" office:value="0.115929820421617" calcext:value-type="float">
            <text:p>0,115929820421617</text:p>
          </table:table-cell>
          <table:table-cell table:formula="of:=[.A10]*LOG([.A10]) * [.C$13]" office:value-type="float" office:value="51887.1739805818" calcext:value-type="float">
            <text:p>51887,173980581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0738" calcext:value-type="float">
            <text:p>60738</text:p>
          </table:table-cell>
          <table:table-cell table:formula="of:=[.B11]/([.A11]*LOG([.A11]))" office:value-type="float" office:value="0.121476" calcext:value-type="float">
            <text:p>0,121476</text:p>
          </table:table-cell>
          <table:table-cell table:formula="of:=[.A11]*LOG([.A11]) * [.C$13]" office:value-type="float" office:value="58184.8944860234" calcext:value-type="float">
            <text:p>58184,8944860234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K promedio</text:p>
          </table:table-cell>
          <table:table-cell table:formula="of:=AVERAGE([.C2:.C12])" office:value-type="float" office:value="0.116369788972047" calcext:value-type="float">
            <text:p>0,116369788972047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21:38:41.9089547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0T21:40:55.962869101</dc:date>
    <meta:editing-duration>PT21M59S</meta:editing-duration>
    <meta:editing-cycles>5</meta:editing-cycles>
    <meta:generator>LibreOffice/6.4.7.2$Linux_X86_64 LibreOffice_project/4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scatter" chart:style-name="ch1">
        <chart:legend chart:legend-position="end" svg:x="10.668cm" svg:y="3.756cm" style:legend-expansion="high" chart:style-name="ch2"/>
        <chart:plot-area chart:style-name="ch3" table:cell-range-address="mergesort.A2:mergesort.B11 mergesort.B1:mergesort.B1 mergesort.D1:mergesort.D11" chart:data-source-has-labels="row" svg:x="0.32cm" svg:y="0.18cm" svg:width="10.028cm" svg:height="8.647cm">
          <chartooo:coordinate-region svg:x="1.497cm" svg:y="0.379cm" svg:width="8.294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sort.B2:mergesort.B11" chart:label-cell-address="mergesort.B1:mergesort.B1" chart:class="chart:scatter">
            <chart:domain table:cell-range-address="mergesort.A2:mergesort.A11"/>
            <chart:data-point chart:repeated="10"/>
          </chart:series>
          <chart:series chart:style-name="ch7" chart:values-cell-range-address="mergesort.D2:mergesort.D11" chart:label-cell-address="mergesort.D1:mergesort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us)</text:p>
                <draw:g>
                  <svg:desc>mergesort.B1:mergesort.B1</svg:desc>
                </draw:g>
              </table:table-cell>
              <table:table-cell office:value-type="string">
                <text:p>Tiempo teórico estimado= K*f(n)</text:p>
                <draw:g>
                  <svg:desc>mergesort.D1:mergeso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mergesort.A2:mergesort.A11</svg:desc>
                </draw:g>
              </table:table-cell>
              <table:table-cell office:value-type="float" office:value="4663">
                <text:p>4663</text:p>
                <draw:g>
                  <svg:desc>mergesort.B2:mergesort.B11</svg:desc>
                </draw:g>
              </table:table-cell>
              <table:table-cell office:value-type="float" office:value="4654.79155888187">
                <text:p>4654.79155888187</text:p>
                <draw:g>
                  <svg:desc>mergesort.D2:mergesort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9813">
                <text:p>9813</text:p>
              </table:table-cell>
              <table:table-cell office:value-type="float" office:value="10010.1990591572">
                <text:p>10010.1990591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15423">
                <text:p>15423</text:p>
              </table:table-cell>
              <table:table-cell office:value-type="float" office:value="15630.0496684198">
                <text:p>15630.0496684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21113">
                <text:p>21113</text:p>
              </table:table-cell>
              <table:table-cell office:value-type="float" office:value="21421.6300011014">
                <text:p>21421.6300011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27071">
                <text:p>27071</text:p>
              </table:table-cell>
              <table:table-cell office:value-type="float" office:value="27340.907389528">
                <text:p>27340.907389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33491">
                <text:p>33491</text:p>
              </table:table-cell>
              <table:table-cell office:value-type="float" office:value="33361.94716102">
                <text:p>33361.94716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39960">
                <text:p>39960</text:p>
              </table:table-cell>
              <table:table-cell office:value-type="float" office:value="39467.6125525736">
                <text:p>39467.6125525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45601">
                <text:p>45601</text:p>
              </table:table-cell>
              <table:table-cell office:value-type="float" office:value="45645.7237677767">
                <text:p>45645.7237677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51691">
                <text:p>51691</text:p>
              </table:table-cell>
              <table:table-cell office:value-type="float" office:value="51887.1739805818">
                <text:p>51887.1739805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60738">
                <text:p>60738</text:p>
              </table:table-cell>
              <table:table-cell office:value-type="float" office:value="58184.8944860234">
                <text:p>58184.8944860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